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b61e3" officeooo:paragraph-rsid="000b61e3"/>
    </style:style>
    <style:style style:name="P2" style:family="paragraph" style:parent-style-name="Preformatted_20_Text">
      <style:text-properties fo:language="en" fo:country="US" officeooo:rsid="000dfdab" officeooo:paragraph-rsid="000dfdab"/>
    </style:style>
    <style:style style:name="T1" style:family="text">
      <style:text-properties officeooo:rsid="000c85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alisation d'un service web et d'une base de données pour l'UNICEF Seine-Maritime <text:span text:style-name="T1">pou</text:span>r <text:span text:style-name="T1">la création</text:span> <text:span text:style-name="T1">d'</text:span>un outil de gestion des interventions externes des bénévoles.</text:p>
      <text:p text:style-name="P1"/>
      <text:p text:style-name="P1"/>
      <text:p text:style-name="P2">Conception of a web service and a data base for UNICEF Seine-Maritime in order to create a management tool for volunteers and their external interven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8T10:04:36.713294360</dc:date>
    <meta:generator>LibreOffice/4.2.8.2$Linux_x86 LibreOffice_project/420m0$Build-2</meta:generator>
    <meta:editing-duration>P0D</meta:editing-duration>
    <meta:editing-cycles>2</meta:editing-cycles>
    <meta:document-statistic meta:table-count="0" meta:image-count="0" meta:object-count="0" meta:page-count="1" meta:paragraph-count="2" meta:word-count="49" meta:character-count="318" meta:non-whitespace-character-count="271"/>
  </office:meta>
</office:document-meta>
</file>